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urier New1" svg:font-family="'Courier New'"/>
    <style:font-face style:name="Lucidasans1" svg:font-family="Lucidasans"/>
    <style:font-face style:name="Times New Roman1" svg:font-family="'Times New Roman'"/>
    <style:font-face style:name="Courier New" svg:font-family="'Courier New'" style:font-adornments="Regular" style:font-family-generic="modern" style:font-pitch="fixed"/>
    <style:font-face style:name="Century Schoolbook L1" svg:font-family="'Century Schoolbook L'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5.24cm" table:align="margins" fo:keep-with-next="always" table:border-model="separating"/>
    </style:style>
    <style:style style:name="Table1.A" style:family="table-column">
      <style:table-column-properties style:column-width="2.251cm" style:rel-column-width="9680*"/>
    </style:style>
    <style:style style:name="Table1.B" style:family="table-column">
      <style:table-column-properties style:column-width="12.989cm" style:rel-column-width="55855*"/>
    </style:style>
    <style:style style:name="Table1.A1" style:family="table-cell">
      <style:table-cell-properties style:border-line-width-top="0.034cm 0.088cm 0.088cm" fo:padding="0.097cm" fo:border-left="none" fo:border-right="none" fo:border-top="6pt double #000000" fo:border-bottom="0.05pt solid #000000"/>
    </style:style>
    <style:style style:name="Table1.A2" style:family="table-cell">
      <style:table-cell-properties fo:padding="0.097cm" fo:border="none"/>
    </style:style>
    <style:style style:name="Table1.A7" style:family="table-cell">
      <style:table-cell-properties style:border-line-width-bottom="0.002cm 0.088cm 0.002cm" fo:padding="0.097cm" fo:border-left="none" fo:border-right="none" fo:border-top="none" fo:border-bottom="2.6pt double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hesis_20_Body_20_Source_20_Code">
      <style:text-properties style:font-name="Courier New1" fo:font-size="10pt"/>
    </style:style>
    <style:style style:name="P4" style:family="paragraph" style:parent-style-name="Thesis_20_Body_20_Source_20_Code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Table">
      <style:paragraph-properties fo:margin-top="0cm" fo:margin-bottom="0cm"/>
      <style:text-properties fo:font-style="normal" style:font-style-asian="normal" style:font-style-complex="normal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hesis_20_Minor_20_Subsection_20_Heading">
      <style:text-properties style:font-name="Times New Roman1" fo:font-size="12pt"/>
    </style:style>
    <style:style style:name="P9" style:family="paragraph" style:parent-style-name="Thesis_20_Minor_20_Subsection_20_Heading">
      <style:text-properties fo:font-style="normal" style:font-style-asian="normal" style:font-style-complex="normal"/>
    </style:style>
    <style:style style:name="P10" style:family="paragraph" style:parent-style-name="Figure">
      <style:text-properties fo:font-style="normal" style:font-style-asian="normal" style:font-style-complex="normal"/>
    </style:style>
    <style:style style:name="P11" style:family="paragraph" style:parent-style-name="Thesis_20_Body_20_Text">
      <style:text-properties style:font-name="Times New Roman1" fo:font-size="12pt"/>
    </style:style>
    <style:style style:name="P12" style:family="paragraph" style:parent-style-name="Thesis_20_Body_20_Text">
      <style:text-properties style:font-name="Times New Roman1" fo:font-size="12pt" fo:font-style="normal" style:font-style-asian="normal" style:font-style-complex="normal"/>
    </style:style>
    <style:style style:name="P13" style:family="paragraph" style:parent-style-name="Thesis_20_Body_20_Text">
      <style:text-properties fo:font-style="italic"/>
    </style:style>
    <style:style style:name="P14" style:family="paragraph" style:parent-style-name="Thesis_20_Pseudocode">
      <style:text-properties fo:font-style="normal" style:font-style-asian="normal" style:font-style-complex="normal"/>
    </style:style>
    <style:style style:name="P15" style:family="paragraph" style:parent-style-name="Thesis_20_Pseudocode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hesis_20_Pseudocode">
      <style:text-properties fo:font-style="italic" fo:font-weight="normal" style:font-style-asian="italic" style:font-weight-asian="normal" style:font-style-complex="italic" style:font-weight-complex="normal"/>
    </style:style>
    <style:style style:name="P17" style:family="paragraph" style:parent-style-name="Thesis_20_Spacer">
      <style:text-properties fo:font-style="italic" style:font-style-asian="italic" style:font-style-complex="italic"/>
    </style:style>
    <style:style style:name="P18" style:family="paragraph" style:parent-style-name="Thesis_20_Main_20_Section_20_Heading" style:master-page-name="Thesis_20_Main_20_No_20_Header">
      <style:paragraph-properties style:page-number="auto"/>
    </style:style>
    <style:style style:name="P19" style:family="paragraph" style:parent-style-name="Thesis_20_Body_20_Text" style:list-style-name="L1"/>
    <style:style style:name="P20" style:family="paragraph" style:parent-style-name="Thesis_20_Body_20_Text" style:list-style-name="L2"/>
    <style:style style:name="P21" style:family="paragraph" style:parent-style-name="Thesis_20_Body_20_Text" style:list-style-name="L2">
      <style:text-properties fo:font-style="italic" style:font-style-asian="italic" style:font-style-complex="italic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Courier New1" fo:font-size="10pt"/>
    </style:style>
    <style:style style:name="T5" style:family="text">
      <style:text-properties fo:font-size="10pt"/>
    </style:style>
    <style:style style:name="T6" style:family="text">
      <style:text-properties style:font-name="Times New Roman1" fo:font-size="12pt"/>
    </style:style>
    <style:style style:name="T7" style:family="text">
      <style:text-properties style:font-name="Times New Roman1" fo:font-size="12pt"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text-position="-33% 80%"/>
    </style:style>
    <style:style style:name="T12" style:family="text">
      <style:text-properties style:text-position="-33% 80%" fo:font-weight="bold"/>
    </style:style>
    <style:style style:name="T13" style:family="text">
      <style:text-properties fo:font-weight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entury Schoolbook L1" fo:font-size="10pt" fo:font-style="normal" style:font-size-asian="10pt" style:font-style-asian="normal" style:font-size-complex="10pt" style:font-style-complex="normal"/>
    </style:style>
    <style:style style:name="T16" style:family="text">
      <style:text-properties style:font-name="Century Schoolbook L1" fo:font-size="10pt" fo:font-style="normal" fo:font-weight="bold" style:font-size-asian="10pt" style:font-style-asian="normal" style:font-size-complex="10pt" style:font-style-complex="normal"/>
    </style:style>
    <style:style style:name="T17" style:family="text">
      <style:text-properties style:font-name="Century Schoolbook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Century Schoolbook L1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fo:font-family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fo:font-family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fo:font-family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fo:font-family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fo:font-family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fo:font-family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fo:font-family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fo:font-family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fo:font-family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fo:font-family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fo:font-family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fo:font-family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fo:font-family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fo:font-family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fo:font-family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fo:font-family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fo:font-family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fo:font-family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fo:font-family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fo:font-family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METHODOLOGY</text:p>
      <text:p text:style-name="Thesis_20_Spacer"/>
      <text:p text:style-name="Thesis_20_Spacer"/>
      <text:p text:style-name="Thesis_20_Spacer"/>
      <text:p text:style-name="Thesis_20_Spacer"/>
      <text:p text:style-name="Thesis_20_Major_20_Subsection_20_Heading">Subsection</text:p>
      <text:p text:style-name="Thesis_20_Spacer"/>
      <text:p text:style-name="Thesis_20_Spacer"/>
      <text:p text:style-name="Thesis_20_Spacer"/>
      <text:p text:style-name="Thesis_20_Body_20_Text">Some texts here...</text:p>
      <text:p text:style-name="Thesis_20_Spacer"/>
      <text:p text:style-name="Thesis_20_Minor_20_Subsection_20_Heading"/>
      <text:p text:style-name="Thesis_20_Minor_20_Subsection_20_Heading"/>
      <text:p text:style-name="Thesis_20_Body_20_Source_20_Code"><text:span text:style-name="T4">CMSC 1,YZ,80,5-6,TTh,ICS LH1,TBA,TBA</text:span><text:span text:style-name="T5"><text:line-break/></text:span><text:span text:style-name="T4">CMSC 1,YZ-1L,15,10-1,Mon,ICS PC Lab 1,TBA,TBA</text:span><text:span text:style-name="T5"><text:line-break/></text:span><text:span text:style-name="T4">CMSC 1,YZ-2L,15,10-1,Tues,ICS PC Lab 1,TBA,TBA</text:span><text:span text:style-name="T5"><text:line-break/></text:span><text:span text:style-name="T4">CMSC 1,YZ-3L,15,10-1,Wed,ICS PC Lab 1,TBA,TBA</text:span><text:span text:style-name="T5"><text:line-break/></text:span><text:span text:style-name="T4">CMSC 1,YZ-4L,15,10-1,Thurs,ICS PC Lab 1,TBA,TBA</text:span><text:span text:style-name="T5"><text:line-break/></text:span><text:span text:style-name="T4">CMSC 1,YZ-5L,20,1-4,Thurs,ICS PC Lab 4,TBA,TBA</text:span><text:span text:style-name="T5"><text:line-break/></text:span><text:span text:style-name="T4">CMSC 100,C,80,9-10,MW,ICS LH3,TBA,TBA</text:span><text:span text:style-name="T5"><text:line-break/></text:span><text:span text:style-name="T4">CMSC 100,C-1L,20,1-4,Mon,ICS PC Lab 6,TBA,TBA</text:span><text:span text:style-name="T5"><text:line-break/></text:span><text:span text:style-name="T4">CMSC 100,C-2L,20,1-4,Tues,ICS PC Lab 6,TBA,TBA</text:span><text:span text:style-name="T5"><text:line-break/></text:span><text:span text:style-name="T4">CMSC 100,C-3L,20,1-4,Wed,ICS PC Lab 6,TBA,TBA</text:span><text:span text:style-name="T5"><text:line-break/></text:span><text:span text:style-name="T4">CMSC 100,C-4L,20,1-4,Thurs,ICS PC Lab 6,TBA,TBA</text:span></text:p>
      <text:p text:style-name="Thesis_20_Spacer"/>
      <text:p text:style-name="Thesis_20_Spacer"/>
      <text:p text:style-name="Figure">Figure <text:sequence text:ref-name="refFigure0" text:name="Figure" text:formula="ooow:Figure+1" style:num-format="1">1</text:sequence>. Sample class offering data</text:p>
      <text:p text:style-name="Thesis_20_Spacer"/>
      <text:p text:style-name="Thesis_20_Spacer"/>
      <text:p text:style-name="Thesis_20_Body_20_Text"><text:span text:style-name="T6"><text:s/>The student priority is described below.</text:span></text:p>
      <text:p text:style-name="Thesis_20_Spacer"/>
      <text:p text:style-name="Thesis_20_Spacer"/>
      <text:p text:style-name="P5">Table <text:sequence text:ref-name="refTable0" text:name="Table" text:formula="ooow:Table+1" style:num-format="1">1</text:sequence>. Priority ordering</text:p>
      <text:p text:style-name="Thesis_20_Spacer"/>
      <text:p text:style-name="Thesis_20_Spacer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PRIORITY</text:p>
          </table:table-cell>
          <table:table-cell table:style-name="Table1.A1" office:value-type="string">
            <text:p text:style-name="P6">DESCRIPTION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4">New Student (no record of any grade)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4">Graduating (24 units or less to earn in curriculum)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4">New Student (no record of any grade)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4">Failed (0-50%] of units last sem (status code 2 or 3)</text:p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4">Failed (50%,75%] of units, or on LOA last sem </text:p>
          </table:table-cell>
        </table:table-row>
        <table:table-row>
          <table:table-cell table:style-name="Table1.A7" office:value-type="string">
            <text:p text:style-name="P7">6</text:p>
          </table:table-cell>
          <table:table-cell table:style-name="Table1.A7" office:value-type="string">
            <text:p text:style-name="P4">Failed (75%-100%] of units last sem (status code 5 or 6)</text:p>
          </table:table-cell>
        </table:table-row>
      </table:table>
      <text:p text:style-name="Thesis_20_Spac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Courier New1" svg:font-family="'Courier New'"/>
    <style:font-face style:name="Lucidasans1" svg:font-family="Lucidasans"/>
    <style:font-face style:name="Times New Roman1" svg:font-family="'Times New Roman'"/>
    <style:font-face style:name="Courier New" svg:font-family="'Courier New'" style:font-adornments="Regular" style:font-family-generic="modern" style:font-pitch="fixed"/>
    <style:font-face style:name="Century Schoolbook L1" svg:font-family="'Century Schoolbook L'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hesis_20_Main_20_Section_20_Heading" style:display-name="Thesis Main Section Heading" style:family="paragraph" style:parent-style-name="Standard">
      <style:paragraph-properties fo:text-align="center" style:justify-single-word="false"/>
      <style:text-properties fo:text-transform="uppercase" fo:font-weight="normal"/>
    </style:style>
    <style:style style:name="Thesis_20_Major_20_Subsection_20_Heading" style:display-name="Thesis Major Subsection Heading" style:family="paragraph" style:parent-style-name="Standard">
      <style:paragraph-properties fo:text-align="center" style:justify-single-word="false"/>
      <style:text-properties fo:font-variant="normal" fo:text-transform="none"/>
    </style:style>
    <style:style style:name="Thesis_20_Minor_20_Subsection_20_Heading" style:display-name="Thesis Minor Subsection Heading" style:family="paragraph" style:parent-style-name="Thesis_20_Major_20_Subsection_20_Heading">
      <style:paragraph-properties fo:text-align="start" style:justify-single-word="false"/>
    </style:style>
    <style:style style:name="Thesis_20_Body_20_Text" style:display-name="Thesis Body Text" style:family="paragraph" style:parent-style-name="Standard">
      <style:paragraph-properties fo:margin="100%" fo:margin-left="0cm" fo:margin-right="0cm" fo:line-height="200%" fo:text-align="justify" style:justify-single-word="false" fo:text-indent="0.635cm" style:auto-text-indent="false"/>
    </style:style>
    <style:style style:name="Thesis_20_Body_20_Direct_20_Quote" style:display-name="Thesis Body Direct Quote" style:family="paragraph" style:parent-style-name="Thesis_20_Major_20_Subsection_20_Heading">
      <style:paragraph-properties fo:margin="100%" fo:margin-left="0.635cm" fo:margin-right="0.635cm" fo:text-align="justify" style:justify-single-word="false" fo:text-indent="0cm" style:auto-text-indent="false"/>
      <style:text-properties fo:font-variant="normal" fo:text-transform="none" fo:font-size="10pt"/>
    </style:style>
    <style:style style:name="Thesis_20_Body_20_Source_20_Code" style:display-name="Thesis Body Source Code" style:family="paragraph" style:parent-style-name="Thesis_20_Major_20_Subsection_20_Heading" style:master-page-name="">
      <style:paragraph-properties fo:margin="100%" fo:margin-left="0.635cm" fo:margin-right="0.635cm" fo:text-align="start" style:justify-single-word="false" fo:text-indent="0cm" style:auto-text-indent="false" style:page-number="auto"/>
      <style:text-properties fo:font-variant="normal" fo:text-transform="none" style:font-name="Courier New" fo:font-size="10pt"/>
    </style:style>
    <style:style style:name="Thesis_20_Spacer" style:display-name="Thesis Spacer" style:family="paragraph" style:parent-style-name="Thesis_20_Main_20_Section_20_Heading" style:master-page-name="">
      <style:paragraph-properties fo:text-align="start" style:justify-single-word="false" style:page-number="auto" style:shadow="none"/>
      <style:text-properties fo:font-variant="normal" fo:text-transform="none"/>
    </style:style>
    <style:style style:name="Thesis_20_Bibliography" style:display-name="Thesis Bibliography" style:family="paragraph" style:parent-style-name="Thesis_20_Spacer">
      <style:paragraph-properties fo:margin="100%" fo:margin-left="1.27cm" fo:margin-right="0cm" fo:text-indent="-1.27cm" style:auto-text-indent="false">
        <style:tab-stops/>
      </style:paragraph-properties>
    </style:style>
    <style:style style:name="Thesis_20_Pseudocode" style:display-name="Thesis Pseudocode" style:family="paragraph" style:parent-style-name="Thesis_20_Body_20_Source_20_Code" style:master-page-name="">
      <style:paragraph-properties fo:margin="100%" fo:margin-left="1.27cm" fo:margin-right="0.635cm" fo:text-indent="0cm" style:auto-text-indent="false" style:page-number="auto"/>
      <style:text-properties style:font-name="Century Schoolbook L"/>
    </style:style>
    <style:style style:name="Figure" style:family="paragraph" style:parent-style-name="Thesis_20_Spacer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Mathematical_20_Objects" style:display-name="Mathematical Objects" style:family="text">
      <style:text-properties fo:font-style="italic"/>
    </style:style>
    <style:style style:name="Source_20_Code" style:display-name="Source Code" style:family="text" style:parent-style-name="Mathematical_20_Objects">
      <style:text-properties style:font-name="Courier New" fo:font-size="10pt" fo:font-style="normal"/>
    </style:style>
    <style:style style:name="Pseudocode" style:family="text">
      <style:text-properties style:font-name="Century Schoolbook L"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3.81cm" fo:margin-bottom="2.54cm" fo:margin-left="3.81cm" fo:margin-right="2.54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3.302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i" style:print-orientation="portrait" fo:margin-top="2.54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i" style:print-orientation="portrait" fo:margin-top="1.905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1.59cm" fo:page-height="27.94cm" style:num-format="1" style:print-orientation="portrait" fo:margin-top="2.54cm" fo:margin-bottom="2.54cm" fo:margin-left="3.81cm" fo:margin-right="2.54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20_Page_20_Layout" style:display-name="Thesis Page Layout" style:page-layout-name="Mpm2"/>
    <style:master-page style:name="Thesis_20_Main_20_No_20_Header" style:display-name="Thesis Main No Header" style:page-layout-name="Mpm3" style:next-style-name="Thesis_20_Main_20_Page"/>
    <style:master-page style:name="Thesis_20_Prelim_20_No_20_Footer" style:display-name="Thesis Prelim No Footer" style:page-layout-name="Mpm4"/>
    <style:master-page style:name="Thesis_20_Prelim_20_Page" style:display-name="Thesis Prelim Page" style:page-layout-name="Mpm5">
      <style:footer>
        <text:p text:style-name="MP1"><text:page-number text:select-page="current"/></text:p>
      </style:footer>
    </style:master-page>
    <style:master-page style:name="Thesis_20_Main_20_Page" style:display-name="Thesis Main Page" style:page-layout-name="Mpm6">
      <style:header>
        <text:p text:style-name="MP2"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Joseph Anthony C Hermocilla</meta:initial-creator>
    <meta:creation-date>2008-10-31T18:13:18</meta:creation-date>
    <dc:creator>Joseph Hermocilla</dc:creator>
    <dc:date>2014-04-29T22:42:38</dc:date>
    <dc:language>en-US</dc:language>
    <meta:editing-cycles>264</meta:editing-cycles>
    <meta:editing-duration>PT4H20M37S</meta:editing-duration>
    <meta:document-statistic meta:table-count="1" meta:image-count="0" meta:object-count="0" meta:page-count="1" meta:paragraph-count="23" meta:word-count="135" meta:character-count="943" meta:non-whitespace-character-count="827"/>
    <meta:user-defined meta:name="Info 1"/>
    <meta:user-defined meta:name="Info 2"/>
    <meta:user-defined meta:name="Info 3"/>
    <meta:user-defined meta:name="Info 4"/>
    <meta:template xlink:type="simple" xlink:actuate="onRequest" xlink:title="GENERAL" xlink:href="../GENERAL.ott" meta:date="2008-11-07T02:18:24"/>
  </office:meta>
</office:document-meta>
</file>